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2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9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1cm" fo:min-width="2.474cm"/>
    </style:style>
    <style:style style:name="gr1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6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7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7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9pt"/>
    </style:style>
    <style:style style:name="P3" style:family="paragraph">
      <style:paragraph-properties fo:margin-left="0cm" fo:margin-right="0cm" fo:text-indent="0cm"/>
      <style:text-properties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margin-left="0cm" fo:margin-right="0cm" fo:text-indent="0cm"/>
      <style:text-properties fo:color="#0000ff" fo:font-size="9pt"/>
    </style:style>
    <style:style style:name="P6" style:family="paragraph">
      <style:text-properties fo:color="#0000ff" fo:font-size="9pt"/>
    </style:style>
    <style:style style:name="P7" style:family="paragraph">
      <style:paragraph-properties fo:text-align="center"/>
      <style:text-properties fo:color="#0000ff" fo:font-size="9pt"/>
    </style:style>
    <style:style style:name="P8" style:family="paragraph"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font-family="'Nimbus Roman No9 L'" style:font-pitch="variable" fo:font-size="9pt" style:font-family-asian="'Nimbus Roman No9 L'" style:font-pitch-asian="variable" style:font-family-complex="'Nimbus Roman No9 L'" style:font-pitch-complex="variable"/>
    </style:style>
    <style:style style:name="T3" style:family="text">
      <style:text-properties fo:color="#0000ff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id="id1" draw:layer="layout" svg:width="1.204cm" svg:height="0.446cm" svg:x="19.223cm" svg:y="1.388cm">
          <draw:text-box>
            <text:p text:style-name="P1"><text:span text:style-name="T1">etat0_lim</text:span></text:p>
          </draw:text-box>
        </draw:frame>
        <draw:frame draw:style-name="gr2" draw:text-style-name="P3" draw:id="id2" draw:layer="layout" svg:width="0.62cm" svg:height="0.446cm" svg:x="12.623cm" svg:y="2.975cm">
          <draw:text-box>
            <text:p text:style-name="P1"><text:span text:style-name="T1">etat0</text:span></text:p>
          </draw:text-box>
        </draw:frame>
        <draw:connector draw:style-name="gr3" draw:text-style-name="P4" draw:layer="layout" draw:type="line" svg:x1="19.825cm" svg:y1="1.834cm" svg:x2="12.933cm" svg:y2="2.975cm" draw:start-shape="id1" draw:start-glue-point="2" draw:end-shape="id2" draw:end-glue-point="0">
          <text:p text:style-name="P1"/>
        </draw:connector>
        <draw:frame draw:style-name="gr4" draw:text-style-name="P3" draw:id="id3" draw:layer="layout" svg:width="0.603cm" svg:height="0.446cm" svg:x="24.623cm" svg:y="3.077cm">
          <draw:text-box>
            <text:p text:style-name="P1"><text:span text:style-name="T1">limit</text:span></text:p>
          </draw:text-box>
        </draw:frame>
        <draw:connector draw:style-name="gr3" draw:text-style-name="P4" draw:layer="layout" draw:type="line" svg:x1="19.825cm" svg:y1="1.834cm" svg:x2="24.924cm" svg:y2="3.077cm" draw:start-shape="id1" draw:start-glue-point="2" draw:end-shape="id3" draw:end-glue-point="0">
          <text:p text:style-name="P1"/>
        </draw:connector>
        <draw:connector draw:style-name="gr3" draw:text-style-name="P4" draw:layer="layout" draw:type="line" svg:x1="12.933cm" svg:y1="3.421cm" svg:x2="12.883cm" svg:y2="4.123cm" draw:start-shape="id2" draw:start-glue-point="2" draw:end-shape="id4" draw:end-glue-point="0">
          <text:p text:style-name="P1"/>
        </draw:connector>
        <draw:connector draw:style-name="gr3" draw:text-style-name="P4" draw:layer="layout" draw:type="line" svg:x1="24.924cm" svg:y1="3.523cm" svg:x2="24.883cm" svg:y2="4.577cm" draw:start-shape="id3" draw:start-glue-point="2" draw:end-shape="id5" draw:end-glue-point="0">
          <text:p text:style-name="P1"/>
        </draw:connector>
        <draw:frame draw:style-name="gr5" draw:text-style-name="P2" draw:id="id4" draw:layer="layout" svg:width="0.32cm" svg:height="0.446cm" svg:x="12.723cm" svg:y="4.123cm">
          <draw:text-box>
            <text:p text:style-name="P1"><text:span text:style-name="T2">…</text:span></text:p>
          </draw:text-box>
        </draw:frame>
        <draw:frame draw:style-name="gr5" draw:text-style-name="P2" draw:id="id5" draw:layer="layout" svg:width="0.32cm" svg:height="0.446cm" svg:x="24.723cm" svg:y="4.577cm">
          <draw:text-box>
            <text:p text:style-name="P1"><text:span text:style-name="T2">…</text:span></text:p>
          </draw:text-box>
        </draw:frame>
        <draw:frame draw:style-name="gr6" draw:text-style-name="P2" draw:id="id6" draw:layer="layout" svg:width="1.784cm" svg:height="0.446cm" svg:x="9.705cm" svg:y="4.384cm">
          <draw:text-box>
            <text:p text:style-name="P1"><text:span text:style-name="T1">start_init_dyn</text:span></text:p>
          </draw:text-box>
        </draw:frame>
        <draw:connector draw:style-name="gr3" draw:text-style-name="P4" draw:layer="layout" draw:type="line" svg:x1="10.597cm" svg:y1="4.83cm" svg:x2="9.583cm" svg:y2="5.723cm" draw:start-shape="id6" draw:start-glue-point="2" draw:end-shape="id7" draw:end-glue-point="0">
          <text:p text:style-name="P1"/>
        </draw:connector>
        <draw:frame draw:style-name="gr5" draw:text-style-name="P3" draw:id="id7" draw:layer="layout" svg:width="0.32cm" svg:height="0.446cm" svg:x="9.423cm" svg:y="5.723cm">
          <draw:text-box>
            <text:p text:style-name="P1"><text:span text:style-name="T2">…</text:span></text:p>
          </draw:text-box>
        </draw:frame>
        <draw:frame draw:style-name="gr7" draw:text-style-name="P2" draw:id="id14" draw:layer="layout" svg:width="1.894cm" svg:height="0.446cm" svg:x="1.429cm" svg:y="4.577cm">
          <draw:text-box>
            <text:p text:style-name="P1"><text:span text:style-name="T1">start_init_orog</text:span></text:p>
          </draw:text-box>
        </draw:frame>
        <draw:frame draw:style-name="gr8" draw:text-style-name="P2" draw:id="id8" draw:layer="layout" svg:width="1.907cm" svg:height="0.446cm" svg:x="10.423cm" svg:y="5.723cm">
          <draw:text-box>
            <text:p text:style-name="P1"><text:span text:style-name="T1">start_init_phys</text:span></text:p>
          </draw:text-box>
        </draw:frame>
        <draw:frame draw:style-name="gr5" draw:text-style-name="P2" draw:id="id9" draw:layer="layout" svg:width="0.32cm" svg:height="0.446cm" svg:x="11.423cm" svg:y="7.677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11.376cm" svg:y1="6.169cm" svg:x2="11.583cm" svg:y2="7.677cm" draw:start-shape="id8" draw:start-glue-point="2" draw:end-shape="id9" draw:end-glue-point="0">
          <text:p text:style-name="P1"/>
        </draw:connector>
        <draw:connector draw:style-name="gr3" draw:text-style-name="P4" draw:layer="layout" draw:type="line" svg:x1="10.597cm" svg:y1="4.83cm" svg:x2="11.376cm" svg:y2="5.723cm" draw:start-shape="id6" draw:start-glue-point="2" draw:end-shape="id8" draw:end-glue-point="0">
          <text:p text:style-name="P1"/>
        </draw:connector>
        <draw:frame draw:style-name="gr9" draw:text-style-name="P5" draw:id="id10" draw:layer="layout" svg:width="2.474cm" svg:height="1.781cm" svg:x="26.323cm" svg:y="0.777cm">
          <draw:text-box>
            <text:p text:style-name="P1"><text:span text:style-name="T3">Albedo.nc</text:span></text:p>
            <text:p text:style-name="P1"><text:span text:style-name="T3">amipbc_sic_1x1.nc</text:span></text:p>
            <text:p text:style-name="P1"><text:span text:style-name="T3">amipbc_sst_1x1.nc</text:span></text:p>
            <text:p text:style-name="P1"><text:span text:style-name="T3">Rugos.nc</text:span></text:p>
          </draw:text-box>
        </draw:frame>
        <draw:connector draw:style-name="gr10" draw:text-style-name="P4" draw:layer="layout" draw:type="curve" svg:x1="26.323cm" svg:y1="1.667cm" svg:x2="25.226cm" svg:y2="3.3cm" draw:start-shape="id10" draw:start-glue-point="3" draw:end-shape="id3" draw:end-glue-point="1">
          <text:p text:style-name="P1"/>
        </draw:connector>
        <draw:frame draw:style-name="gr11" draw:text-style-name="P6" draw:id="id11" draw:layer="layout" svg:width="1.475cm" svg:height="0.446cm" svg:x="7.248cm" svg:y="7.977cm">
          <draw:text-box>
            <text:p text:style-name="P1"><text:span text:style-name="T3">ECDYN.nc</text:span></text:p>
          </draw:text-box>
        </draw:frame>
        <draw:connector draw:style-name="gr10" draw:text-style-name="P7" draw:layer="layout" draw:type="curve" svg:x1="8.723cm" svg:y1="8.2cm" svg:x2="9.705cm" svg:y2="4.607cm" draw:start-shape="id11" draw:start-glue-point="1" draw:end-shape="id6" draw:end-glue-point="3">
          <text:p text:style-name="P1"/>
        </draw:connector>
        <draw:connector draw:style-name="gr10" draw:text-style-name="P7" draw:layer="layout" draw:type="curve" svg:x1="8.723cm" svg:y1="8.2cm" svg:x2="10.423cm" svg:y2="5.946cm" draw:start-shape="id11" draw:start-glue-point="1" draw:end-shape="id8" draw:end-glue-point="3">
          <text:p text:style-name="P1"/>
        </draw:connector>
        <draw:frame draw:style-name="gr12" draw:text-style-name="P6" draw:id="id12" draw:layer="layout" svg:width="1.657cm" svg:height="0.446cm" svg:x="9.823cm" svg:y="2.877cm">
          <draw:text-box>
            <text:p text:style-name="P1"><text:span text:style-name="T3">landiceref.nc</text:span></text:p>
          </draw:text-box>
        </draw:frame>
        <draw:connector draw:style-name="gr10" draw:text-style-name="P7" draw:layer="layout" draw:type="curve" svg:x1="11.48cm" svg:y1="3.1cm" svg:x2="12.623cm" svg:y2="3.198cm" draw:start-shape="id12" draw:start-glue-point="1" draw:end-shape="id2" draw:end-glue-point="3">
          <text:p text:style-name="P1"/>
        </draw:connector>
        <draw:frame draw:style-name="gr13" draw:text-style-name="P6" draw:id="id13" draw:layer="layout" svg:width="1.158cm" svg:height="0.446cm" svg:x="0.723cm" svg:y="3.031cm">
          <draw:text-box>
            <text:p text:style-name="P1"><text:span text:style-name="T3">Relief.nc</text:span></text:p>
          </draw:text-box>
        </draw:frame>
        <draw:connector draw:style-name="gr10" draw:text-style-name="P7" draw:layer="layout" draw:type="curve" svg:x1="1.302cm" svg:y1="3.477cm" svg:x2="1.429cm" svg:y2="4.8cm" draw:start-shape="id13" draw:start-glue-point="2" draw:end-shape="id14" draw:end-glue-point="3">
          <text:p text:style-name="P1"/>
        </draw:connector>
        <draw:frame draw:style-name="gr14" draw:text-style-name="P2" draw:id="id15" draw:layer="layout" svg:width="1.276cm" svg:height="0.446cm" svg:x="19.323cm" svg:y="4.394cm">
          <draw:text-box>
            <text:p text:style-name="P1"><text:span text:style-name="T1">conf_gcm</text:span></text:p>
          </draw:text-box>
        </draw:frame>
        <draw:connector draw:style-name="gr3" draw:text-style-name="P4" draw:layer="layout" draw:type="line" svg:x1="12.933cm" svg:y1="3.421cm" svg:x2="19.961cm" svg:y2="4.394cm" draw:start-shape="id2" draw:start-glue-point="2" draw:end-shape="id15" draw:end-glue-point="0">
          <text:p text:style-name="P1"/>
        </draw:connector>
        <draw:connector draw:style-name="gr3" draw:text-style-name="P4" draw:layer="layout" draw:type="line" svg:x1="19.961cm" svg:y1="4.84cm" svg:x2="19.983cm" svg:y2="5.577cm" draw:start-shape="id15" draw:start-glue-point="2" draw:end-shape="id16" draw:end-glue-point="0">
          <text:p text:style-name="P1"/>
        </draw:connector>
        <draw:frame draw:style-name="gr5" draw:text-style-name="P2" draw:id="id16" draw:layer="layout" svg:width="0.32cm" svg:height="0.446cm" svg:x="19.823cm" svg:y="5.577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24.924cm" svg:y1="3.523cm" svg:x2="19.961cm" svg:y2="4.394cm" draw:start-shape="id3" draw:start-glue-point="2" draw:end-shape="id15" draw:end-glue-point="0">
          <text:p text:style-name="P1"/>
        </draw:connector>
        <draw:frame draw:style-name="gr15" draw:text-style-name="P2" draw:id="id17" draw:layer="layout" svg:width="1.441cm" svg:height="0.446cm" svg:x="15.982cm" svg:y="9.577cm">
          <draw:text-box>
            <text:p text:style-name="P1"><text:span text:style-name="T1">conf_dat2d</text:span></text:p>
          </draw:text-box>
        </draw:frame>
        <draw:connector draw:style-name="gr3" draw:text-style-name="P4" draw:layer="layout" draw:type="line" svg:x1="24.924cm" svg:y1="3.523cm" svg:x2="16.702cm" svg:y2="9.577cm" draw:start-shape="id3" draw:start-glue-point="2" draw:end-shape="id17" draw:end-glue-point="0">
          <text:p text:style-name="P1"/>
        </draw:connector>
        <draw:connector draw:style-name="gr3" draw:text-style-name="P4" draw:layer="layout" draw:type="line" svg:x1="2.376cm" svg:y1="5.023cm" svg:x2="16.702cm" svg:y2="9.577cm" draw:start-shape="id14" draw:start-glue-point="2" draw:end-shape="id17" draw:end-glue-point="0">
          <text:p text:style-name="P1"/>
        </draw:connector>
        <draw:connector draw:style-name="gr3" draw:text-style-name="P4" draw:layer="layout" draw:type="line" svg:x1="11.376cm" svg:y1="6.169cm" svg:x2="16.702cm" svg:y2="9.577cm" draw:start-shape="id8" draw:start-glue-point="2" draw:end-shape="id17" draw:end-glue-point="0">
          <text:p text:style-name="P1"/>
        </draw:connector>
        <draw:connector draw:style-name="gr3" draw:text-style-name="P4" draw:layer="layout" draw:type="line" svg:x1="10.597cm" svg:y1="4.83cm" svg:x2="16.702cm" svg:y2="9.577cm" draw:start-shape="id6" draw:start-glue-point="2" draw:end-shape="id17" draw:end-glue-point="0">
          <text:p text:style-name="P1"/>
        </draw:connector>
        <draw:frame draw:style-name="gr5" draw:text-style-name="P2" draw:id="id18" draw:layer="layout" svg:width="0.32cm" svg:height="0.446cm" svg:x="16.503cm" svg:y="10.777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16.702cm" svg:y1="10.023cm" svg:x2="16.663cm" svg:y2="10.777cm" draw:start-shape="id17" draw:start-glue-point="2" draw:end-shape="id18" draw:end-glue-point="0">
          <text:p text:style-name="P1"/>
        </draw:connector>
        <draw:frame draw:style-name="gr16" draw:text-style-name="P2" draw:id="id19" draw:layer="layout" svg:width="1.035cm" svg:height="0.446cm" svg:x="25.423cm" svg:y="4.469cm">
          <draw:text-box>
            <text:p text:style-name="P1"><text:span text:style-name="T1">rugosite</text:span></text:p>
          </draw:text-box>
        </draw:frame>
        <draw:connector draw:style-name="gr3" draw:text-style-name="P4" draw:layer="layout" draw:type="line" svg:x1="24.924cm" svg:y1="3.523cm" svg:x2="25.94cm" svg:y2="4.469cm" draw:start-shape="id3" draw:start-glue-point="2" draw:end-shape="id19" draw:end-glue-point="0">
          <text:p text:style-name="P1"/>
        </draw:connector>
        <draw:connector draw:style-name="gr3" draw:text-style-name="P4" draw:layer="layout" draw:type="line" svg:x1="25.94cm" svg:y1="4.915cm" svg:x2="26.183cm" svg:y2="5.631cm" draw:start-shape="id19" draw:start-glue-point="2" draw:end-shape="id20" draw:end-glue-point="0">
          <text:p text:style-name="P1"/>
        </draw:connector>
        <draw:frame draw:style-name="gr5" draw:text-style-name="P2" draw:id="id20" draw:layer="layout" svg:width="0.32cm" svg:height="0.446cm" svg:x="26.023cm" svg:y="5.631cm">
          <draw:text-box>
            <text:p text:style-name="P1"><text:span text:style-name="T2">…</text:span></text:p>
          </draw:text-box>
        </draw:frame>
        <draw:frame draw:style-name="gr17" draw:text-style-name="P2" draw:id="id21" draw:layer="layout" svg:width="1.484cm" svg:height="0.446cm" svg:x="18.923cm" svg:y="9.823cm">
          <draw:text-box>
            <text:p text:style-name="P1"><text:span text:style-name="T1">inter_barxy</text:span></text:p>
          </draw:text-box>
        </draw:frame>
        <draw:connector draw:style-name="gr3" draw:text-style-name="P4" draw:layer="layout" draw:type="line" svg:x1="24.924cm" svg:y1="3.523cm" svg:x2="19.665cm" svg:y2="9.823cm" draw:start-shape="id3" draw:start-glue-point="2" draw:end-shape="id21" draw:end-glue-point="0">
          <text:p text:style-name="P1"/>
        </draw:connector>
        <draw:connector draw:style-name="gr3" draw:text-style-name="P4" draw:layer="layout" draw:type="line" svg:x1="11.376cm" svg:y1="6.169cm" svg:x2="19.665cm" svg:y2="9.823cm" draw:start-shape="id8" draw:start-glue-point="2" draw:end-shape="id21" draw:end-glue-point="0">
          <text:p text:style-name="P1"/>
        </draw:connector>
        <draw:connector draw:style-name="gr3" draw:text-style-name="P4" draw:layer="layout" draw:type="line" svg:x1="10.597cm" svg:y1="4.83cm" svg:x2="19.665cm" svg:y2="9.823cm" draw:start-shape="id6" draw:start-glue-point="2" draw:end-shape="id21" draw:end-glue-point="0">
          <text:p text:style-name="P1"/>
        </draw:connector>
        <draw:frame draw:style-name="gr6" draw:text-style-name="P2" draw:id="id22" draw:layer="layout" svg:width="1.784cm" svg:height="0.446cm" svg:x="12.923cm" svg:y="4.677cm">
          <draw:text-box>
            <text:p text:style-name="P1"><text:span text:style-name="T1">start_inter_3d</text:span></text:p>
          </draw:text-box>
        </draw:frame>
        <draw:frame draw:style-name="gr18" draw:text-style-name="P2" draw:layer="layout" svg:width="0.002cm" svg:height="1.025cm" svg:x="23.765cm" svg:y="5.697cm">
          <draw:text-box>
            <text:p text:style-name="P1"/>
          </draw:text-box>
        </draw:frame>
        <draw:connector draw:style-name="gr3" draw:text-style-name="P4" draw:layer="layout" draw:type="line" svg:x1="13.815cm" svg:y1="5.123cm" svg:x2="19.665cm" svg:y2="9.823cm" draw:start-shape="id22" draw:start-glue-point="2" draw:end-shape="id21" draw:end-glue-point="0">
          <text:p text:style-name="P1"/>
        </draw:connector>
        <draw:connector draw:style-name="gr3" draw:text-style-name="P4" draw:layer="layout" draw:type="line" svg:x1="13.815cm" svg:y1="5.123cm" svg:x2="14.263cm" svg:y2="5.877cm" draw:start-shape="id22" draw:start-glue-point="2" draw:end-shape="id23" draw:end-glue-point="0">
          <text:p text:style-name="P1"/>
        </draw:connector>
        <draw:frame draw:style-name="gr5" draw:text-style-name="P2" draw:id="id23" draw:layer="layout" svg:width="0.32cm" svg:height="0.446cm" svg:x="14.103cm" svg:y="5.877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12.933cm" svg:y1="3.421cm" svg:x2="13.815cm" svg:y2="4.677cm" draw:end-shape="id22" draw:end-glue-point="0">
          <text:p text:style-name="P1"/>
        </draw:connector>
        <draw:frame draw:style-name="gr19" draw:text-style-name="P2" draw:id="id24" draw:layer="layout" svg:width="0.764cm" svg:height="0.446cm" svg:x="21.407cm" svg:y="9.788cm">
          <draw:text-box>
            <text:p text:style-name="P1"><text:span text:style-name="T1">spline</text:span></text:p>
          </draw:text-box>
        </draw:frame>
        <draw:connector draw:style-name="gr3" draw:text-style-name="P4" draw:layer="layout" draw:type="line" svg:x1="13.815cm" svg:y1="5.123cm" svg:x2="21.789cm" svg:y2="9.788cm" draw:start-shape="id22" draw:start-glue-point="2" draw:end-shape="id24" draw:end-glue-point="0">
          <text:p text:style-name="P1"/>
        </draw:connector>
        <draw:connector draw:style-name="gr3" draw:text-style-name="P4" draw:layer="layout" draw:type="line" svg:x1="21.789cm" svg:y1="10.234cm" svg:x2="21.747cm" svg:y2="10.888cm" draw:start-shape="id24" draw:start-glue-point="2" draw:end-shape="id25" draw:end-glue-point="0">
          <text:p text:style-name="P1"/>
        </draw:connector>
        <draw:frame draw:style-name="gr5" draw:text-style-name="P2" draw:id="id25" draw:layer="layout" svg:width="0.32cm" svg:height="0.446cm" svg:x="21.587cm" svg:y="10.888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24.924cm" svg:y1="3.523cm" svg:x2="21.789cm" svg:y2="9.788cm" draw:start-shape="id3" draw:start-glue-point="2" draw:end-shape="id24" draw:end-glue-point="0">
          <text:p text:style-name="P1"/>
        </draw:connector>
        <draw:frame draw:style-name="gr20" draw:text-style-name="P2" draw:id="id26" draw:layer="layout" svg:width="0.713cm" svg:height="0.446cm" svg:x="23.407cm" svg:y="9.788cm">
          <draw:text-box>
            <text:p text:style-name="P1"><text:span text:style-name="T1">splint</text:span></text:p>
          </draw:text-box>
        </draw:frame>
        <draw:connector draw:style-name="gr3" draw:text-style-name="P4" draw:layer="layout" draw:type="line" svg:x1="13.815cm" svg:y1="5.123cm" svg:x2="23.763cm" svg:y2="9.788cm" draw:start-shape="id22" draw:start-glue-point="2" draw:end-shape="id26" draw:end-glue-point="0">
          <text:p text:style-name="P1"/>
        </draw:connector>
        <draw:connector draw:style-name="gr3" draw:text-style-name="P4" draw:layer="layout" draw:type="line" svg:x1="24.924cm" svg:y1="3.523cm" svg:x2="23.763cm" svg:y2="9.788cm" draw:start-shape="id3" draw:start-glue-point="2" draw:end-shape="id26" draw:end-glue-point="0">
          <text:p text:style-name="P1"/>
        </draw:connector>
        <draw:connector draw:style-name="gr3" draw:text-style-name="P4" draw:layer="layout" draw:type="line" svg:x1="23.763cm" svg:y1="10.234cm" svg:x2="23.747cm" svg:y2="10.888cm" draw:start-shape="id26" draw:start-glue-point="2" draw:end-shape="id27" draw:end-glue-point="0">
          <text:p text:style-name="P1"/>
        </draw:connector>
        <draw:frame draw:style-name="gr5" draw:text-style-name="P2" draw:id="id27" draw:layer="layout" svg:width="0.32cm" svg:height="0.446cm" svg:x="23.587cm" svg:y="10.888cm">
          <draw:text-box>
            <text:p text:style-name="P1"><text:span text:style-name="T2">…</text:span></text:p>
          </draw:text-box>
        </draw:frame>
        <draw:frame draw:style-name="gr21" draw:text-style-name="P2" draw:id="id28" draw:layer="layout" svg:width="1.717cm" svg:height="0.446cm" svg:x="5.507cm" svg:y="4.588cm">
          <draw:text-box>
            <text:p text:style-name="P1"><text:span text:style-name="T1">init_dyn_phy</text:span></text:p>
          </draw:text-box>
        </draw:frame>
        <draw:connector draw:style-name="gr3" draw:text-style-name="P4" draw:layer="layout" draw:type="line" svg:x1="12.933cm" svg:y1="3.421cm" svg:x2="6.365cm" svg:y2="4.588cm" draw:start-shape="id2" draw:start-glue-point="2" draw:end-shape="id28" draw:end-glue-point="0">
          <text:p text:style-name="P1"/>
        </draw:connector>
        <draw:frame draw:style-name="gr22" draw:text-style-name="P2" draw:id="id29" draw:layer="layout" svg:width="1.28cm" svg:height="0.446cm" svg:x="15.397cm" svg:y="4.586cm">
          <draw:text-box>
            <text:p text:style-name="P1"><text:span text:style-name="T1">iniadvtrac</text:span></text:p>
          </draw:text-box>
        </draw:frame>
        <draw:connector draw:style-name="gr3" draw:text-style-name="P4" draw:layer="layout" draw:type="line" svg:x1="12.933cm" svg:y1="3.421cm" svg:x2="16.037cm" svg:y2="4.586cm" draw:start-shape="id2" draw:start-glue-point="2" draw:end-shape="id29" draw:end-glue-point="0">
          <text:p text:style-name="P1"/>
        </draw:connector>
        <draw:connector draw:style-name="gr3" draw:text-style-name="P4" draw:layer="layout" draw:type="line" svg:x1="16.037cm" svg:y1="5.032cm" svg:x2="16.637cm" svg:y2="5.623cm" draw:start-shape="id29" draw:start-glue-point="2" draw:end-shape="id30" draw:end-glue-point="0">
          <text:p text:style-name="P1"/>
        </draw:connector>
        <draw:frame draw:style-name="gr5" draw:text-style-name="P2" draw:id="id30" draw:layer="layout" svg:width="0.32cm" svg:height="0.446cm" svg:x="16.477cm" svg:y="5.623cm">
          <draw:text-box>
            <text:p text:style-name="P1"><text:span text:style-name="T2">…</text:span></text:p>
          </draw:text-box>
        </draw:frame>
        <draw:frame draw:style-name="gr23" draw:text-style-name="P5" draw:id="id31" draw:layer="layout" svg:width="1.378cm" svg:height="0.446cm" svg:x="16.326cm" svg:y="3.404cm">
          <draw:text-box>
            <text:p text:style-name="P1"><text:span text:style-name="T3">traceur.def</text:span></text:p>
          </draw:text-box>
        </draw:frame>
        <draw:connector draw:style-name="gr10" draw:text-style-name="P4" draw:layer="layout" draw:type="curve" svg:x1="17.015cm" svg:y1="3.85cm" svg:x2="16.677cm" svg:y2="4.809cm" draw:start-shape="id31" draw:start-glue-point="2" draw:end-shape="id29" draw:end-glue-point="1">
          <text:p text:style-name="P1"/>
        </draw:connector>
        <draw:frame draw:style-name="gr22" draw:text-style-name="P2" draw:id="id32" draw:layer="layout" svg:width="1.28cm" svg:height="0.446cm" svg:x="3.897cm" svg:y="4.587cm">
          <draw:text-box>
            <text:p text:style-name="P1"><text:span text:style-name="T1">phyredem</text:span></text:p>
          </draw:text-box>
        </draw:frame>
        <draw:connector draw:style-name="gr3" draw:text-style-name="P4" draw:layer="layout" draw:type="line" svg:x1="12.933cm" svg:y1="3.421cm" svg:x2="4.537cm" svg:y2="4.587cm" draw:start-shape="id2" draw:start-glue-point="2" draw:end-shape="id32" draw:end-glue-point="0">
          <text:p text:style-name="P1"/>
        </draw:connector>
        <draw:connector draw:style-name="gr3" draw:text-style-name="P4" draw:layer="layout" draw:type="line" svg:x1="4.537cm" svg:y1="5.033cm" svg:x2="4.557cm" svg:y2="5.677cm" draw:start-shape="id32" draw:start-glue-point="2" draw:end-shape="id33" draw:end-glue-point="0">
          <text:p text:style-name="P1"/>
        </draw:connector>
        <draw:frame draw:style-name="gr5" draw:text-style-name="P2" draw:id="id33" draw:layer="layout" svg:width="0.32cm" svg:height="0.446cm" svg:x="4.397cm" svg:y="5.677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12.933cm" svg:y1="3.421cm" svg:x2="10.597cm" svg:y2="4.384cm" draw:end-shape="id6" draw:end-glue-point="0">
          <text:p text:style-name="P1"/>
        </draw:connector>
        <draw:connector draw:style-name="gr3" draw:text-style-name="P4" draw:id="id47" draw:layer="layout" draw:type="line" svg:x1="12.933cm" svg:y1="3.421cm" svg:x2="2.376cm" svg:y2="4.577cm" draw:end-shape="id14" draw:end-glue-point="0">
          <text:p text:style-name="P1"/>
        </draw:connector>
        <draw:frame draw:style-name="gr14" draw:text-style-name="P2" draw:id="id34" draw:layer="layout" svg:width="1.276cm" svg:height="0.446cm" svg:x="1.623cm" svg:y="5.677cm">
          <draw:text-box>
            <text:p text:style-name="P1"><text:span text:style-name="T1">grid_noro</text:span></text:p>
          </draw:text-box>
        </draw:frame>
        <draw:connector draw:style-name="gr3" draw:text-style-name="P4" draw:layer="layout" draw:type="line" svg:x1="2.376cm" svg:y1="5.023cm" svg:x2="2.261cm" svg:y2="5.677cm" draw:start-shape="id14" draw:start-glue-point="2" draw:end-shape="id34" draw:end-glue-point="0">
          <text:p text:style-name="P1"/>
        </draw:connector>
        <draw:frame draw:style-name="gr5" draw:text-style-name="P2" draw:id="id35" draw:layer="layout" svg:width="0.32cm" svg:height="0.446cm" svg:x="2.023cm" svg:y="6.677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2.261cm" svg:y1="6.123cm" svg:x2="2.183cm" svg:y2="6.677cm" draw:start-shape="id34" draw:start-glue-point="2" draw:end-shape="id35" draw:end-glue-point="0">
          <text:p text:style-name="P1"/>
        </draw:connector>
        <draw:frame draw:style-name="gr17" draw:text-style-name="P2" draw:id="id36" draw:layer="layout" svg:width="1.484cm" svg:height="0.446cm" svg:x="14.139cm" svg:y="9.623cm">
          <draw:text-box>
            <text:p text:style-name="P1"><text:span text:style-name="T1">grille_m</text:span></text:p>
          </draw:text-box>
        </draw:frame>
        <draw:connector draw:style-name="gr3" draw:text-style-name="P4" draw:layer="layout" draw:type="line" svg:x1="14.881cm" svg:y1="10.069cm" svg:x2="13.999cm" svg:y2="10.777cm" draw:start-shape="id36" draw:start-glue-point="2" draw:end-shape="id37" draw:end-glue-point="0">
          <text:p text:style-name="P1"/>
        </draw:connector>
        <draw:frame draw:style-name="gr5" draw:text-style-name="P2" draw:id="id37" draw:layer="layout" svg:width="0.32cm" svg:height="0.446cm" svg:x="13.839cm" svg:y="10.777cm">
          <draw:text-box>
            <text:p text:style-name="P1"><text:span text:style-name="T2">…</text:span></text:p>
          </draw:text-box>
        </draw:frame>
        <draw:connector draw:style-name="gr3" draw:text-style-name="P8" draw:layer="layout" draw:type="line" svg:x1="10.597cm" svg:y1="4.83cm" svg:x2="14.881cm" svg:y2="9.623cm" draw:start-shape="id6" draw:start-glue-point="2" draw:end-shape="id36" draw:end-glue-point="0">
          <text:p text:style-name="P1"/>
        </draw:connector>
        <draw:frame draw:style-name="gr5" draw:text-style-name="P2" draw:id="id38" draw:layer="layout" svg:width="0.32cm" svg:height="0.446cm" svg:x="12.623cm" svg:y="7.723cm">
          <draw:text-box>
            <text:p text:style-name="P1"><text:span text:style-name="T2">…</text:span></text:p>
          </draw:text-box>
        </draw:frame>
        <draw:connector draw:style-name="gr3" draw:text-style-name="P8" draw:layer="layout" draw:type="line" svg:x1="12.783cm" svg:y1="8.169cm" svg:x2="14.881cm" svg:y2="9.623cm" draw:start-shape="id38" draw:start-glue-point="2" draw:end-shape="id36" draw:end-glue-point="0">
          <text:p text:style-name="P1"/>
        </draw:connector>
        <draw:frame draw:style-name="gr15" draw:text-style-name="P2" draw:id="id39" draw:layer="layout" svg:width="1.441cm" svg:height="0.446cm" svg:x="25.423cm" svg:y="9.723cm">
          <draw:text-box>
            <text:p text:style-name="P1"><text:span text:style-name="T1">conf_dat3d</text:span></text:p>
          </draw:text-box>
        </draw:frame>
        <draw:connector draw:style-name="gr3" draw:text-style-name="P4" draw:layer="layout" draw:type="line" svg:x1="13.815cm" svg:y1="5.123cm" svg:x2="26.143cm" svg:y2="9.723cm" draw:start-shape="id22" draw:start-glue-point="2" draw:end-shape="id39" draw:end-glue-point="0">
          <text:p text:style-name="P1"/>
        </draw:connector>
        <draw:frame draw:style-name="gr5" draw:text-style-name="P2" draw:id="id40" draw:layer="layout" svg:width="0.32cm" svg:height="0.446cm" svg:x="26.023cm" svg:y="10.823cm">
          <draw:text-box>
            <text:p text:style-name="P1"><text:span text:style-name="T2">…</text:span></text:p>
          </draw:text-box>
        </draw:frame>
        <draw:connector draw:style-name="gr3" draw:text-style-name="P4" draw:layer="layout" draw:type="line" svg:x1="26.143cm" svg:y1="10.169cm" svg:x2="26.183cm" svg:y2="10.823cm" draw:start-shape="id39" draw:start-glue-point="2" draw:end-shape="id40" draw:end-glue-point="0">
          <text:p text:style-name="P1"/>
        </draw:connector>
        <draw:connector draw:style-name="gr3" draw:text-style-name="P4" draw:layer="layout" draw:type="line" svg:x1="13.815cm" svg:y1="5.123cm" svg:x2="14.881cm" svg:y2="9.623cm" draw:start-shape="id22" draw:start-glue-point="2" draw:end-shape="id36" draw:end-glue-point="0">
          <text:p text:style-name="P1"/>
        </draw:connector>
        <draw:connector draw:style-name="gr10" draw:text-style-name="P7" draw:layer="layout" draw:type="curve" svg:x1="8.723cm" svg:y1="8.2cm" svg:x2="12.923cm" svg:y2="4.9cm" draw:start-shape="id11" draw:start-glue-point="1" draw:end-shape="id22" draw:end-glue-point="3">
          <text:p text:style-name="P1"/>
        </draw:connector>
        <draw:frame draw:style-name="gr24" draw:text-style-name="P2" draw:id="id41" draw:layer="layout" svg:width="1.323cm" svg:height="0.446cm" svg:x="18.123cm" svg:y="11.523cm">
          <draw:text-box>
            <text:p text:style-name="P1"><text:span text:style-name="T1">inter_barx</text:span></text:p>
          </draw:text-box>
        </draw:frame>
        <draw:connector draw:style-name="gr3" draw:text-style-name="P4" draw:layer="layout" draw:type="line" svg:x1="18.784cm" svg:y1="11.969cm" svg:x2="18.763cm" svg:y2="12.677cm" draw:start-shape="id41" draw:start-glue-point="2" draw:end-shape="id42" draw:end-glue-point="0">
          <text:p text:style-name="P1"/>
        </draw:connector>
        <draw:frame draw:style-name="gr5" draw:text-style-name="P2" draw:id="id42" draw:layer="layout" svg:width="0.32cm" svg:height="0.446cm" svg:x="18.603cm" svg:y="12.677cm">
          <draw:text-box>
            <text:p text:style-name="P1"><text:span text:style-name="T2">…</text:span></text:p>
          </draw:text-box>
        </draw:frame>
        <draw:connector draw:style-name="gr3" draw:text-style-name="P8" draw:layer="layout" draw:type="line" svg:x1="19.665cm" svg:y1="10.269cm" svg:x2="18.784cm" svg:y2="11.523cm" draw:start-shape="id21" draw:start-glue-point="2" draw:end-shape="id41" draw:end-glue-point="0">
          <text:p text:style-name="P1"/>
        </draw:connector>
        <draw:frame draw:style-name="gr24" draw:text-style-name="P2" draw:id="id43" draw:layer="layout" svg:width="1.323cm" svg:height="0.446cm" svg:x="19.823cm" svg:y="11.523cm">
          <draw:text-box>
            <text:p text:style-name="P1"><text:span text:style-name="T1">inter_bary</text:span></text:p>
          </draw:text-box>
        </draw:frame>
        <draw:connector draw:style-name="gr3" draw:text-style-name="P4" draw:layer="layout" draw:type="line" svg:x1="20.484cm" svg:y1="11.969cm" svg:x2="20.463cm" svg:y2="12.677cm" draw:start-shape="id43" draw:start-glue-point="2" draw:end-shape="id44" draw:end-glue-point="0">
          <text:p text:style-name="P1"/>
        </draw:connector>
        <draw:frame draw:style-name="gr5" draw:text-style-name="P2" draw:id="id44" draw:layer="layout" svg:width="0.32cm" svg:height="0.446cm" svg:x="20.303cm" svg:y="12.677cm">
          <draw:text-box>
            <text:p text:style-name="P1"><text:span text:style-name="T2">…</text:span></text:p>
          </draw:text-box>
        </draw:frame>
        <draw:connector draw:style-name="gr3" draw:text-style-name="P8" draw:layer="layout" draw:type="line" svg:x1="19.665cm" svg:y1="10.269cm" svg:x2="20.484cm" svg:y2="11.523cm" draw:end-shape="id43" draw:end-glue-point="0">
          <text:p text:style-name="P1"/>
        </draw:connector>
        <draw:frame draw:style-name="gr25" draw:text-style-name="P2" draw:id="id45" draw:layer="layout" svg:width="1.327cm" svg:height="0.446cm" svg:x="21.096cm" svg:y="12.923cm">
          <draw:text-box>
            <text:p text:style-name="P1"><text:span text:style-name="T1">ord_coord</text:span></text:p>
          </draw:text-box>
        </draw:frame>
        <draw:connector draw:style-name="gr3" draw:text-style-name="P4" draw:layer="layout" draw:type="line" svg:x1="20.484cm" svg:y1="11.969cm" svg:x2="21.759cm" svg:y2="12.923cm" draw:start-shape="id43" draw:start-glue-point="2" draw:end-shape="id45" draw:end-glue-point="0">
          <text:p text:style-name="P1"/>
        </draw:connector>
        <draw:connector draw:style-name="gr3" draw:text-style-name="P4" draw:layer="layout" draw:type="line" svg:x1="21.759cm" svg:y1="13.369cm" svg:x2="21.763cm" svg:y2="14.123cm" draw:start-shape="id45" draw:start-glue-point="2" draw:end-shape="id46" draw:end-glue-point="0">
          <text:p text:style-name="P1"/>
        </draw:connector>
        <draw:frame draw:style-name="gr5" draw:text-style-name="P2" draw:id="id46" draw:layer="layout" svg:width="0.32cm" svg:height="0.446cm" svg:x="21.603cm" svg:y="14.123cm">
          <draw:text-box>
            <text:p text:style-name="P1"><text:span text:style-name="T2">…</text:span></text:p>
          </draw:text-box>
        </draw:frame>
        <draw:frame draw:style-name="gr26" draw:text-style-name="P2" draw:id="id48" draw:layer="layout" svg:width="1.014cm" svg:height="0.39cm" svg:x="7.523cm" svg:y="4.583cm">
          <draw:text-box>
            <text:p text:style-name="P1"><text:span text:style-name="T1">iniconst</text:span></text:p>
          </draw:text-box>
        </draw:frame>
        <draw:connector draw:style-name="gr3" draw:text-style-name="P4" draw:layer="layout" draw:type="line" svg:x1="12.933cm" svg:y1="3.421cm" svg:x2="8.03cm" svg:y2="4.583cm" draw:start-shape="id47" draw:start-glue-point="2" draw:end-shape="id48" draw:end-glue-point="0">
          <text:p text:style-name="P1"/>
        </draw:connector>
        <draw:connector draw:style-name="gr3" draw:text-style-name="P4" draw:layer="layout" draw:type="line" svg:x1="8.03cm" svg:y1="4.973cm" svg:x2="7.227cm" svg:y2="5.647cm" draw:start-shape="id48" draw:start-glue-point="2" draw:end-shape="id49" draw:end-glue-point="0">
          <text:p text:style-name="P1"/>
        </draw:connector>
        <draw:frame draw:style-name="gr5" draw:text-style-name="P2" draw:id="id49" draw:layer="layout" svg:width="0.32cm" svg:height="0.446cm" svg:x="7.067cm" svg:y="5.647cm">
          <draw:text-box>
            <text:p text:style-name="P1"><text:span text:style-name="T2">…</text:span></text:p>
          </draw:text-box>
        </draw:frame>
        <draw:frame draw:style-name="gr26" draw:text-style-name="P2" draw:id="id50" draw:layer="layout" svg:width="0.874cm" svg:height="0.39cm" svg:x="7.923cm" svg:y="5.696cm">
          <draw:text-box>
            <text:p text:style-name="P3">disvert</text:p>
          </draw:text-box>
        </draw:frame>
        <draw:connector draw:style-name="gr3" draw:text-style-name="P4" draw:layer="layout" draw:type="line" svg:x1="8.03cm" svg:y1="4.973cm" svg:x2="8.36cm" svg:y2="5.696cm" draw:start-shape="id48" draw:start-glue-point="2" draw:end-shape="id50" draw:end-glue-point="0">
          <text:p text:style-name="P1"/>
        </draw:connector>
        <draw:connector draw:style-name="gr3" draw:text-style-name="P4" draw:layer="layout" draw:type="line" svg:x1="8.36cm" svg:y1="6.086cm" svg:x2="7.997cm" svg:y2="6.617cm" draw:start-shape="id50" draw:start-glue-point="2" draw:end-shape="id51" draw:end-glue-point="0">
          <text:p text:style-name="P1"/>
        </draw:connector>
        <draw:frame draw:style-name="gr5" draw:text-style-name="P2" draw:id="id51" draw:layer="layout" svg:width="0.32cm" svg:height="0.446cm" svg:x="7.837cm" svg:y="6.617cm">
          <draw:text-box>
            <text:p text:style-name="P1"><text:span text:style-name="T2">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6-02T11:23:27</meta:creation-date>
    <dc:date>2007-07-25T14:48:42</dc:date>
    <dc:language>fr-FR</dc:language>
    <meta:editing-cycles>101</meta:editing-cycles>
    <meta:editing-duration>P1DT20H14M22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